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e282" officeooo:paragraph-rsid="0001e282"/>
    </style:style>
    <style:style style:name="P2" style:family="paragraph" style:parent-style-name="Standard">
      <style:text-properties fo:font-size="14pt" officeooo:rsid="0001e282" officeooo:paragraph-rsid="0001e282" style:font-size-asian="14pt" style:font-size-complex="14pt"/>
    </style:style>
    <style:style style:name="P3" style:family="paragraph" style:parent-style-name="Standard">
      <style:text-properties fo:font-size="10pt" fo:font-weight="bold" officeooo:rsid="0001e282" officeooo:paragraph-rsid="0001e282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03cba2" officeooo:paragraph-rsid="0003cba2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042228" officeooo:paragraph-rsid="00042228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officeooo:rsid="0001e282" officeooo:paragraph-rsid="0001e282" style:font-size-asian="10pt" style:font-size-complex="10pt"/>
    </style:style>
    <style:style style:name="P7" style:family="paragraph" style:parent-style-name="Standard">
      <style:text-properties fo:font-size="10pt" officeooo:rsid="0003cba2" officeooo:paragraph-rsid="0003cba2" style:font-size-asian="10pt" style:font-size-complex="10pt"/>
    </style:style>
    <style:style style:name="P8" style:family="paragraph" style:parent-style-name="Standard">
      <style:text-properties fo:font-size="10pt" officeooo:rsid="00042228" officeooo:paragraph-rsid="00042228" style:font-size-asian="10pt" style:font-size-complex="10pt"/>
    </style:style>
    <style:style style:name="P9" style:family="paragraph" style:parent-style-name="Standard">
      <style:text-properties style:font-name="Liberation Serif" fo:font-size="10pt" officeooo:rsid="0003cba2" officeooo:paragraph-rsid="0006f255" style:font-size-asian="10pt" style:font-size-complex="10pt"/>
    </style:style>
    <style:style style:name="P10" style:family="paragraph" style:parent-style-name="Standard">
      <style:text-properties style:font-name="Liberation Serif" fo:font-size="10pt" officeooo:rsid="0003cba2" officeooo:paragraph-rsid="00072d53" style:font-size-asian="10pt" style:font-size-complex="10pt"/>
    </style:style>
    <style:style style:name="P11" style:family="paragraph" style:parent-style-name="Standard">
      <style:text-properties style:font-name="Liberation Serif" fo:font-size="10pt" officeooo:rsid="0003cba2" officeooo:paragraph-rsid="00087ff9" style:font-size-asian="10pt" style:font-size-complex="10pt"/>
    </style:style>
    <style:style style:name="P12" style:family="paragraph" style:parent-style-name="Standard">
      <style:text-properties style:font-name="Liberation Serif" fo:font-size="10pt" officeooo:rsid="0003cba2" officeooo:paragraph-rsid="000b79d0" style:font-size-asian="10pt" style:font-size-complex="10pt"/>
    </style:style>
    <style:style style:name="P13" style:family="paragraph" style:parent-style-name="Standard">
      <style:text-properties style:font-name="Liberation Serif" fo:font-size="10pt" officeooo:rsid="0003cba2" officeooo:paragraph-rsid="000bc7eb" style:font-size-asian="10pt" style:font-size-complex="10pt"/>
    </style:style>
    <style:style style:name="P14" style:family="paragraph" style:parent-style-name="Standard">
      <style:text-properties style:font-name="Liberation Serif" fo:font-size="10pt" officeooo:rsid="00042228" officeooo:paragraph-rsid="00042228" style:font-size-asian="10pt" style:font-size-complex="10pt"/>
    </style:style>
    <style:style style:name="P15" style:family="paragraph" style:parent-style-name="Standard">
      <style:text-properties style:font-name="Liberation Serif" fo:font-size="10pt" fo:font-weight="bold" officeooo:rsid="0006f255" officeooo:paragraph-rsid="0006f255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Serif" fo:font-size="10pt" fo:font-weight="bold" officeooo:rsid="0006f255" officeooo:paragraph-rsid="00072d53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Liberation Serif" fo:font-size="10pt" fo:font-weight="bold" officeooo:rsid="0006f255" officeooo:paragraph-rsid="00087ff9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Liberation Serif" fo:font-size="10pt" fo:font-weight="bold" officeooo:rsid="0006f255" officeooo:paragraph-rsid="000b79d0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Liberation Serif" fo:font-size="10pt" fo:font-weight="bold" officeooo:rsid="0006f255" officeooo:paragraph-rsid="000bc7eb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Liberation Serif" fo:font-size="10pt" officeooo:rsid="0006f255" officeooo:paragraph-rsid="0006f255" style:font-size-asian="10pt" style:font-size-complex="10pt"/>
    </style:style>
    <style:style style:name="P21" style:family="paragraph" style:parent-style-name="Standard">
      <style:text-properties style:font-name="Liberation Serif" fo:font-size="10pt" officeooo:rsid="0003cba2" officeooo:paragraph-rsid="000bc7eb" style:font-size-asian="10pt" style:font-size-complex="10pt"/>
    </style:style>
    <style:style style:name="P22" style:family="paragraph" style:parent-style-name="Standard">
      <style:text-properties style:font-name="Liberation Serif" fo:font-size="10pt" officeooo:rsid="0003cba2" officeooo:paragraph-rsid="000c16d2" style:font-size-asian="10pt" style:font-size-complex="10pt"/>
    </style:style>
    <style:style style:name="P23" style:family="paragraph" style:parent-style-name="Standard">
      <style:text-properties style:font-name="Liberation Serif" fo:font-size="10pt" officeooo:rsid="0003cba2" officeooo:paragraph-rsid="00072d53" style:font-size-asian="10pt" style:font-size-complex="10pt"/>
    </style:style>
    <style:style style:name="P24" style:family="paragraph" style:parent-style-name="Standard">
      <style:text-properties style:font-name="Liberation Serif" fo:font-size="10pt" officeooo:rsid="0003cba2" officeooo:paragraph-rsid="000f4775" style:font-size-asian="10pt" style:font-size-complex="10pt"/>
    </style:style>
    <style:style style:name="P25" style:family="paragraph" style:parent-style-name="Standard">
      <style:text-properties style:font-name="Liberation Serif" fo:font-size="10pt" fo:font-weight="bold" officeooo:rsid="0006f255" officeooo:paragraph-rsid="000c16d2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Liberation Serif" fo:font-size="10pt" fo:font-weight="bold" officeooo:rsid="0006f255" officeooo:paragraph-rsid="000f4775" style:font-size-asian="10pt" style:font-weight-asian="bold" style:font-size-complex="10pt" style:font-weight-complex="bold"/>
    </style:style>
    <style:style style:name="T1" style:family="text">
      <style:text-properties officeooo:rsid="0004222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1"/>
    </style:style>
    <style:style style:name="T4" style:family="text">
      <style:text-properties style:font-name="Courier1" officeooo:rsid="0006f255"/>
    </style:style>
    <style:style style:name="T5" style:family="text">
      <style:text-properties style:font-name="Courier1" officeooo:rsid="000b79d0"/>
    </style:style>
    <style:style style:name="T6" style:family="text">
      <style:text-properties officeooo:rsid="0005c8fd"/>
    </style:style>
    <style:style style:name="T7" style:family="text">
      <style:text-properties officeooo:rsid="0006f255"/>
    </style:style>
    <style:style style:name="T8" style:family="text">
      <style:text-properties officeooo:rsid="00072d53"/>
    </style:style>
    <style:style style:name="T9" style:family="text">
      <style:text-properties officeooo:rsid="00087ff9"/>
    </style:style>
    <style:style style:name="T10" style:family="text">
      <style:text-properties officeooo:rsid="000b79d0"/>
    </style:style>
    <style:style style:name="T11" style:family="text">
      <style:text-properties officeooo:rsid="000bc7eb"/>
    </style:style>
    <style:style style:name="T12" style:family="text">
      <style:text-properties officeooo:rsid="000c16d2"/>
    </style:style>
    <style:style style:name="T13" style:family="text">
      <style:text-properties style:font-name="Courier" officeooo:rsid="000c16d2"/>
    </style:style>
    <style:style style:name="T14" style:family="text">
      <style:text-properties style:font-name="Courier" officeooo:rsid="000deb94"/>
    </style:style>
    <style:style style:name="T15" style:family="text">
      <style:text-properties style:font-name="Courier" officeooo:rsid="000f4775"/>
    </style:style>
    <style:style style:name="T16" style:family="text">
      <style:text-properties officeooo:rsid="000deb94"/>
    </style:style>
    <style:style style:name="T17" style:family="text">
      <style:text-properties officeooo:rsid="000f47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gular basic library</text:p>
      <text:p text:style-name="P1"/>
      <text:p text:style-name="P3">core-js</text:p>
      <text:p text:style-name="P6">- Polyfill für ES6 (ES2015) Funktionen</text:p>
      <text:p text:style-name="P6">- häufig benötigt von weniger modernen Browsern und Internet-Explorern</text:p>
      <text:p text:style-name="P6">- für die Nutzung von Dekoratoren werden im JIT-Kontext auch ES7/reflect benötigt</text:p>
      <text:p text:style-name="P6"/>
      <text:p text:style-name="P4">web-animations</text:p>
      <text:p text:style-name="P7">- Angular-Animationen basieren auf der „Web Animations API“</text:p>
      <text:p text:style-name="P7">- wird nur von Chrome, Firefox und Opera gut unterstützt</text:p>
      <text:p text:style-name="P7">(deswegen web-animations-polyfill installieren!!)</text:p>
      <text:p text:style-name="P7"/>
      <text:p text:style-name="P4">Zone.js</text:p>
      <text:p text:style-name="P7">- Framework zur Definition eines Ausführungskontexts für JavaScript</text:p>
      <text:p text:style-name="P7">- vergleichbar zu den Domains in Node.js</text:p>
      <text:p text:style-name="P7">- ist als „Vendor“, d.h. feste Abhängigkeit in Angular definiert</text:p>
      <text:p text:style-name="P7">- ü<text:span text:style-name="T1">berwacht und steuert die Ausführung (Überwachung, Profiling, Debugging …)</text:span></text:p>
      <text:p text:style-name="P7">- <text:span text:style-name="T1">manipuliert extrem low level den Browser; alles, was asynchron ist, wird von Zone.js in einem Kontext definiert, sodass dieser erst damit ausführbar wird</text:span></text:p>
      <text:p text:style-name="P7"/>
      <text:p text:style-name="P5">ReactiveX (<text:span text:style-name="T2">JavaScript-Variante: </text:span>RxJS)</text:p>
      <text:p text:style-name="P8">- Framework für reaktive Programmierung</text:p>
      <text:p text:style-name="P8">- Kontrolle von asynchronen Prozessen „in einem Fluss“, Werte können zusätzlich mit Ereignissen begleitet werden (auch: Fehlerfall, Strom wurde vollständig beendet etc.)</text:p>
      <text:p text:style-name="P14">- in Angular als Abhängigkeit <text:span text:style-name="T6">(„Vendor“) </text:span>genutzt u.a. für <text:span text:style-name="T3">HTTP</text:span> and <text:span text:style-name="T3">EventEmitter</text:span></text:p>
      <text:p text:style-name="P14">- <text:span text:style-name="T7">kann auch zur Anpassung/Filterung der Datenströme verwendet werden</text:span></text:p>
      <text:p text:style-name="P14"/>
      <text:p text:style-name="P15">@angular/core</text:p>
      <text:p text:style-name="P9">- <text:span text:style-name="T7">Modul, das jede Angular-Anwendung benötigt</text:span></text:p>
      <text:p text:style-name="P20">- Kernfunktionalitäten wie Komponenten &amp; Direktiven, Metadaten, Lebenszyklen von Komponenten, Pipes, Programmierung für Dependency Injection</text:p>
      <text:p text:style-name="P9"/>
      <text:p text:style-name="P15">@angular/common</text:p>
      <text:p text:style-name="P9">- <text:span text:style-name="T7">Modul, das fast jede Angular-Anwendung benötigt</text:span></text:p>
      <text:p text:style-name="P9">- <text:span text:style-name="T7">Import von </text:span><text:span text:style-name="T4">BrowserModule</text:span><text:span text:style-name="T7"> oder </text:span><text:span text:style-name="T4">CommonModule</text:span><text:span text:style-name="T7"> direkt</text:span></text:p>
      <text:p text:style-name="P9">- <text:span text:style-name="T7">stellt allgemeine Features bereit wie Direktiven (</text:span><text:span text:style-name="T4">ngIf</text:span><text:span text:style-name="T7">…), Pipes (</text:span><text:span text:style-name="T4">date</text:span><text:span text:style-name="T7">…)</text:span></text:p>
      <text:p text:style-name="P9"/>
      <text:p text:style-name="P15">@angular/compiler</text:p>
      <text:p text:style-name="P9">- <text:span text:style-name="T7">JIT-Anwendungen benötigen zwingend das </text:span><text:span text:style-name="T4">compiler</text:span><text:span text:style-name="T7">-Modul</text:span></text:p>
      <text:p text:style-name="P9">- <text:span text:style-name="T7">dieses Modul stellt den Angular-Compiler bereit, der zur Laufzeit im Browser ausführbaren Code erzeugt und Logik- und Darstellungsschicht verschmilzt</text:span></text:p>
      <text:p text:style-name="P9">- <text:span text:style-name="T7">relativ schwergewichtig!! Erhöht Ladezeiten etc., besser: AOT-Compilation</text:span></text:p>
      <text:p text:style-name="P9">- <text:span text:style-name="T7">wird von </text:span><text:span text:style-name="T4">platform-browser-dynamic</text:span><text:span text:style-name="T7"> angestoßen</text:span></text:p>
      <text:p text:style-name="P9"/>
      <text:p text:style-name="P16">@angular/<text:span text:style-name="T8">platform-browser (AOT)</text:span></text:p>
      <text:p text:style-name="P16">@angular/<text:span text:style-name="T8">platform-browser-dynamic (JIT)</text:span></text:p>
      <text:p text:style-name="P10">- <text:span text:style-name="T8">Modul, das jede Angular-Anwendung benötigt</text:span></text:p>
      <text:p text:style-name="P10">- <text:span text:style-name="T8">steuert Browser- und DOM-relevante Bestandteile zum Rendern von Elementen und Verwalten von Ereignissen</text:span></text:p>
      <text:p text:style-name="P10">- <text:span text:style-name="T8">verfügt über eine Bootstrapping-Methode; nachdem die Module eingebunden sind, kann ein Applikationsmodul übergeben werden</text:span></text:p>
      <text:p text:style-name="P10"/>
      <text:p text:style-name="P16">@angular/<text:span text:style-name="T8">platform-webworker (AOT)</text:span></text:p>
      <text:p text:style-name="P16">@angular/<text:span text:style-name="T8">platform-webworker-dynamic (JIT)</text:span></text:p>
      <text:p text:style-name="P10">- <text:span text:style-name="T8">Alternatives Modul zu „Single-Thread“-platform-browser</text:span></text:p>
      <text:p text:style-name="P10">- <text:span text:style-name="T8">Webworker-Unterstützung zur Deklaration von Threads für verschiedene Prozessor-Kerne (z.B. Rendering des Views und Logik-Abarbeitung in verschiedenen Threads)</text:span></text:p>
      <text:p text:style-name="P10"/>
      <text:p text:style-name="P17">@angular/<text:span text:style-name="T9">platform-server</text:span></text:p>
      <text:p text:style-name="P11">- „<text:span text:style-name="T9">Angular Universal“-Modul, wird von Universal-Angular-Anwendungen benötigt</text:span></text:p>
      <text:p text:style-name="P11">- <text:span text:style-name="T10">damit wird auf Node.js-Ebene die Anwendung auf dem Server ausgeführt und HTML-Seiten ausgeliefert: kleinere Ladezeiten, kürzere Startup-Zeiten, perfekt für Bots (!!)</text:span></text:p>
      <text:p text:style-name="P10"/>
      <text:p text:style-name="P18">@angular/<text:span text:style-name="T10">http</text:span></text:p>
      <text:p text:style-name="P12">- <text:span text:style-name="T10">das Modul für Client-Server-Kommunikation innerhalb von Angular</text:span></text:p>
      <text:p text:style-name="P10">- <text:span text:style-name="T10">muss (wie alle Module) installiert und importiert werden, um zur Verfügung zu stehen: Import über </text:span><text:span text:style-name="T5">HttpModule</text:span></text:p>
      <text:p text:style-name="P10">- <text:span text:style-name="T11">stellt Services bereit, um XHR-Request zu unterstützen</text:span></text:p>
      <text:p text:style-name="P10"/>
      <text:p text:style-name="P10"/>
      <text:p text:style-name="P19"><text:soft-page-break/>@angular/<text:span text:style-name="T11">forms</text:span></text:p>
      <text:p text:style-name="P13">- <text:span text:style-name="T10">Modul, das Angular-Anwendungen benötigen, die Formulare anbieten</text:span></text:p>
      <text:p text:style-name="P13">- <text:span text:style-name="T12">a.) Import über </text:span><text:span text:style-name="T13">FormsModule</text:span><text:span text:style-name="T12"> für vorlagen-getriebene Formulare (in der Vorlage werden Validatoren, Required-Statements etc. definiert; bei der Initialisierung einer Komponente, die die Vorlage beinhaltet, erst das Formular analysiert wird und darauf basierend automatisch eine Kontrollstruktur in der Komponente zur Verfügung gestellt wird</text:span></text:p>
      <text:p text:style-name="P22">- <text:span text:style-name="T12">b.) Import über </text:span><text:span text:style-name="T13">ReactiveFormsModule</text:span><text:span text:style-name="T12"> für eine reaktive Herangehensweise; hierbei wird die Struktur des Formulars vorbestimmt und auf der Vorlagenebene gebunden</text:span></text:p>
      <text:p text:style-name="P22"/>
      <text:p text:style-name="P25">@angular/<text:span text:style-name="T12">router</text:span></text:p>
      <text:p text:style-name="P22">- <text:span text:style-name="T12">Basis einer Single-Page-Application mit Angular</text:span></text:p>
      <text:p text:style-name="P22">- <text:span text:style-name="T16">Import über </text:span><text:span text:style-name="T14">RouterModule</text:span></text:p>
      <text:p text:style-name="P22">- <text:span text:style-name="T16">ermöglicht die Konfiguration und Steuerung von Routen: welcher Pfad stellt welche Komponente dar</text:span></text:p>
      <text:p text:style-name="P22">- <text:span text:style-name="T17">bietet alle notwendigen Services, um zusätzlich Ereignisse abzufangen, Routenwechsel zu beeinflussen, Zugriffsberechtigungen zu kontrollieren uva.</text:span></text:p>
      <text:p text:style-name="P22"/>
      <text:p text:style-name="P26">@angular/<text:span text:style-name="T17">animate</text:span></text:p>
      <text:p text:style-name="P24">- <text:span text:style-name="T10">Modul, das benötigt wird, um Animationen im Angular-Kontext zu nutzen</text:span></text:p>
      <text:p text:style-name="P24">- <text:span text:style-name="T17">können nur im Browser genutzt werden (agieren auf DOM-Elementen, nutzt die Web-Animations-API)</text:span></text:p>
      <text:p text:style-name="P24">- <text:span text:style-name="T17">Import über </text:span><text:span text:style-name="T15">BrowserAnimationsModule</text:span></text:p>
      <text:p text:style-name="P22"/>
      <text:p text:style-name="P22"/>
      <text:p text:style-name="P13"/>
      <text:p text:style-name="P10"/>
      <text:p text:style-name="P10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Haßfurter</meta:initial-creator>
    <meta:creation-date>2018-08-06T16:49:19.432530802</meta:creation-date>
    <dc:date>2018-08-07T10:17:47.760263204</dc:date>
    <meta:editing-duration>PT47M34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2" meta:paragraph-count="61" meta:word-count="524" meta:character-count="4204" meta:non-whitespace-character-count="3741"/>
  </office:meta>
</office:document-meta>
</file>